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F0000016F9A1C61A2BA562379.png" manifest:media-type="image/png"/>
  <manifest:file-entry manifest:full-path="Pictures/10000001000002330000011B2B916857007D1E34.png" manifest:media-type="image/png"/>
  <manifest:file-entry manifest:full-path="Pictures/1000000100000200000000BDA4C51B9CF1F2940D.png" manifest:media-type="image/png"/>
  <manifest:file-entry manifest:full-path="Pictures/10000001000002B3000001884F8AFD506F84CAAB.png" manifest:media-type="image/png"/>
  <manifest:file-entry manifest:full-path="Pictures/10000001000001A7000000F862BF5021F6B1E943.png" manifest:media-type="image/png"/>
  <manifest:file-entry manifest:full-path="Pictures/10000001000001900000009C568DDB7774E6C35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791cm" svg:height="9.71cm" svg:x="14cm" svg:y="0.29cm">
          <draw:image xlink:href="Pictures/100000010000022F0000016F9A1C61A2BA562379.png" xlink:type="simple" xlink:show="embed" xlink:actuate="onLoad" draw:mime-type="image/png">
            <text:p/>
          </draw:image>
        </draw:frame>
        <draw:frame draw:style-name="gr1" draw:text-style-name="P1" draw:layer="layout" svg:width="13.548cm" svg:height="5cm" svg:x="0.452cm" svg:y="0cm">
          <draw:image xlink:href="Pictures/1000000100000200000000BDA4C51B9CF1F2940D.png" xlink:type="simple" xlink:show="embed" xlink:actuate="onLoad" draw:mime-type="image/png">
            <text:p/>
          </draw:image>
        </draw:frame>
        <draw:frame draw:style-name="gr2" draw:text-style-name="P2" draw:layer="layout" svg:width="12.907cm" svg:height="6.487cm" svg:x="0.5cm" svg:y="6.013cm">
          <draw:image xlink:href="Pictures/10000001000002330000011B2B916857007D1E34.png" xlink:type="simple" xlink:show="embed" xlink:actuate="onLoad" draw:mime-type="image/png">
            <text:p/>
          </draw:image>
        </draw:frame>
        <draw:frame draw:style-name="gr2" draw:text-style-name="P2" draw:layer="layout" svg:width="18.284cm" svg:height="10.372cm" draw:transform="skewX (0.00471238898038469) rotate (0.00471238898038469) translate (7.716cm 5.128cm)">
          <draw:image xlink:href="Pictures/10000001000002B3000001884F8AFD506F84CAAB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1.192cm" svg:height="6.561cm" svg:x="0.808cm" svg:y="1cm">
          <draw:image xlink:href="Pictures/10000001000001A7000000F862BF5021F6B1E943.png" xlink:type="simple" xlink:show="embed" xlink:actuate="onLoad" draw:mime-type="image/png">
            <text:p/>
          </draw:image>
        </draw:frame>
        <draw:frame draw:style-name="gr2" draw:text-style-name="P2" draw:layer="layout" svg:width="10.583cm" svg:height="4.127cm" svg:x="13.5cm" svg:y="1.676cm">
          <draw:image xlink:href="Pictures/10000001000001900000009C568DDB7774E6C358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7-04T09:34:52.994000000</dc:date>
    <meta:editing-duration>PT1M50S</meta:editing-duration>
    <meta:editing-cycles>1</meta:editing-cycles>
    <meta:document-statistic meta:object-count="31"/>
    <meta:generator>LibreOffice/7.2.3.2$Windows_X86_64 LibreOffice_project/d166454616c1632304285822f9c83ce2e660fd92</meta:generator>
  </office:meta>
</office:document-meta>
</file>